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width="0.5cm" draw:marker-end-width="0.5cm" draw:fill="none" draw:textarea-horizontal-align="justify" draw:textarea-vertical-align="middle" draw:auto-grow-height="false" fo:min-height="1.726cm" fo:min-width="3.876cm" fo:padding-top="0.175cm" fo:padding-bottom="0.175cm" fo:padding-left="0.3cm" fo:padding-right="0.3cm" fo:wrap-option="no-wrap"/>
    </style:style>
    <style:style style:name="gr2" style:family="graphic" style:parent-style-name="standard">
      <style:graphic-properties svg:stroke-width="0.1cm" svg:stroke-color="#23ff23"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1.504cm" fo:min-width="4.358cm"/>
    </style:style>
    <style:style style:name="gr4" style:family="graphic" style:parent-style-name="standard">
      <style:graphic-properties svg:stroke-width="0.1cm" svg:stroke-color="#23ff23" draw:marker-start-width="0.5cm" draw:marker-end-width="0.5cm" draw:fill="none" draw:textarea-horizontal-align="justify" draw:textarea-vertical-align="middle" draw:auto-grow-height="false" fo:min-height="1.72cm" fo:min-width="4.068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4.412cm"/>
    </style:style>
    <style:style style:name="gr6" style:family="graphic" style:parent-style-name="standard">
      <style:graphic-properties svg:stroke-width="0.1cm" svg:stroke-color="#ff3366" draw:marker-start-width="0.5cm" draw:marker-end-width="0.5cm" draw:fill="none" draw:textarea-horizontal-align="justify" draw:textarea-vertical-align="middle" draw:auto-grow-height="false" fo:min-height="1.771cm" fo:min-width="4.069cm"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539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width="0.1cm" svg:stroke-color="#00ff00"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413cm"/>
    </style:style>
    <style:style style:name="gr12" style:family="graphic" style:parent-style-name="standard">
      <style:graphic-properties svg:stroke-width="0.1cm" svg:stroke-color="#ff3366"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5.154cm"/>
    </style:style>
    <style:style style:name="P1" style:family="paragraph">
      <style:paragraph-properties fo:margin-left="0cm" fo:margin-right="0cm" fo:text-align="start" fo:text-indent="0cm" style:writing-mode="lr-tb">
        <style:tab-stops/>
      </style:paragraph-properties>
    </style:style>
    <style:style style:name="P2" style:family="paragraph">
      <style:paragraph-properties fo:margin-left="1.3cm" fo:margin-right="0cm" fo:text-align="start" fo:text-indent="0cm" style:writing-mode="lr-tb">
        <style:tab-stops/>
      </style:paragraph-properties>
    </style:style>
    <style:style style:name="P3" style:family="paragraph">
      <loext:graphic-properties draw:fill="none"/>
      <style:paragraph-properties fo:margin-left="1.3cm" fo:margin-right="0cm" fo:text-align="start" fo:text-indent="0cm" style:writing-mode="lr-tb">
        <style:tab-stops/>
      </style:paragraph-properties>
    </style:style>
    <style:style style:name="P4" style:family="paragraph">
      <loext:graphic-properties draw:fill="none"/>
      <style:paragraph-properties fo:text-align="center"/>
    </style:style>
    <style:style style:name="P5" style:family="paragraph">
      <loext:graphic-properties draw:fill="none" draw:fill-color="#ffffff"/>
      <style:text-properties fo:font-size="14pt" style:font-size-asian="18pt" style:font-size-complex="18pt"/>
    </style:style>
    <style:style style:name="P6" style:family="paragraph">
      <loext:graphic-properties draw:fill="none" draw:fill-color="#ffffff"/>
      <style:text-properties fo:font-size="12pt" style:font-size-asian="18pt" style:font-size-complex="18pt"/>
    </style:style>
    <style:style style:name="T1" style:family="text">
      <style:text-properties fo:font-size="10pt" style:font-size-asian="18pt" style:font-size-complex="18pt"/>
    </style:style>
    <style:style style:name="T2" style:family="text">
      <style:text-properties fo:font-size="14pt" style:font-size-asian="18pt" style:font-size-complex="18pt"/>
    </style:style>
    <style:style style:name="T3" style:family="text">
      <style:text-properties fo:font-size="12pt" style:font-size-asian="18pt" style:font-size-complex="18pt"/>
    </style:style>
    <style:style style:name="T4"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3" draw:layer="layout" svg:width="6.851cm" svg:height="3.2cm" svg:x="3.7cm" svg:y="0.1cm">
          <text:p text:style-name="P1">Breeding Goal</text:p>
          <text:p text:style-name="P2"><text:span text:style-name="T1">- economic</text:span></text:p>
          <text:p text:style-name="P2"><text:span text:style-name="T1">- biological</text:span></text:p>
          <text:p text:style-name="P2"><text:span text:style-name="T1">- tactical</text:span></text:p>
          <text:p text:style-name="P2"><text:span text:style-name="T1">- eth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5.8cm" svg:height="2.4cm" svg:x="0.55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4.858cm" svg:height="1.754cm" svg:x="1.251cm" svg:y="3.6cm">
          <draw:text-box>
            <text:p><text:span text:style-name="T2">Performance Test</text:span></text:p>
            <text:p><text:span text:style-name="T3">- Which traits</text:span></text:p>
            <text:p><text:span text:style-name="T3">- Which animals</text:span></text:p>
          </draw:text-box>
        </draw:frame>
        <draw:custom-shape draw:style-name="gr4" draw:text-style-name="P4" draw:layer="layout" svg:width="6.6cm" svg:height="2.926cm" svg:x="3.351cm" svg:y="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5.848cm" svg:height="2.221cm" svg:x="3.952cm" svg:y="6.079cm">
          <draw:text-box>
            <text:p><text:span text:style-name="T4">Breeding Value Prediction</text:span></text:p>
            <text:p><text:span text:style-name="T1">- traits</text:span></text:p>
            <text:p><text:span text:style-name="T1">- pedigree</text:span></text:p>
            <text:p><text:span text:style-name="T1">- method and parameter</text:span></text:p>
          </draw:text-box>
        </draw:frame>
        <draw:custom-shape draw:style-name="gr6" draw:text-style-name="P4" draw:layer="layout" svg:width="6.601cm" svg:height="2.999cm" svg:x="7.75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6.039cm" svg:height="0.806cm" svg:x="8.252cm" svg:y="9.301cm">
          <draw:text-box>
            <text:p><text:span text:style-name="T2">Selection and Mating</text:span></text:p>
          </draw:text-box>
        </draw:frame>
        <draw:line draw:style-name="gr8" draw:text-style-name="P4" draw:layer="layout" svg:x1="3.951cm" svg:y1="2cm" svg:x2="0.351cm" svg:y2="2cm">
          <text:p/>
        </draw:line>
        <draw:line draw:style-name="gr9" draw:text-style-name="P4" draw:layer="layout" svg:x1="2.851cm" svg:y1="2cm" svg:x2="2.851cm" svg:y2="3.3cm">
          <text:p/>
        </draw:line>
        <draw:line draw:style-name="gr9" draw:text-style-name="P4" draw:layer="layout" svg:x1="2.351cm" svg:y1="5.7cm" svg:x2="3.551cm" svg:y2="6.6cm">
          <text:p/>
        </draw:line>
        <draw:line draw:style-name="gr9" draw:text-style-name="P4" draw:layer="layout" svg:x1="6.851cm" svg:y1="8.8cm" svg:x2="7.751cm" svg:y2="9.9cm">
          <text:p/>
        </draw:line>
        <draw:custom-shape draw:style-name="gr10" draw:text-style-name="P4" draw:layer="layout" svg:width="5.8cm" svg:height="2.4cm" svg:x="8.952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5" draw:layer="layout" svg:width="4.913cm" svg:height="0.806cm" svg:x="9.451cm" svg:y="3.8cm">
          <draw:text-box>
            <text:p><text:span text:style-name="T2">Selection Response</text:span></text:p>
          </draw:text-box>
        </draw:frame>
        <draw:line draw:style-name="gr9" draw:text-style-name="P4" draw:layer="layout" svg:x1="13.251cm" svg:y1="8.6cm" svg:x2="13.851cm" svg:y2="5.2cm">
          <text:p/>
        </draw:line>
        <draw:line draw:style-name="gr8" draw:text-style-name="P4" draw:layer="layout" svg:x1="12.951cm" svg:y1="3cm" svg:x2="12.951cm" svg:y2="2cm">
          <text:p/>
        </draw:line>
        <draw:line draw:style-name="gr9" draw:text-style-name="P4" draw:layer="layout" svg:x1="12.951cm" svg:y1="2cm" svg:x2="10.851cm" svg:y2="2cm">
          <text:p/>
        </draw:line>
        <draw:custom-shape draw:style-name="gr12" draw:text-style-name="P4" draw:layer="layout" svg:width="5.8cm" svg:height="2.4cm" svg:x="0.452cm" svg:y="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5.654cm" svg:height="0.725cm" svg:x="0.552cm" svg:y="9.775cm">
          <draw:text-box>
            <text:p><text:span text:style-name="T3">Reproduction Technologies</text:span></text:p>
          </draw:text-box>
        </draw:frame>
        <draw:line draw:style-name="gr9" draw:text-style-name="P4" draw:layer="layout" svg:x1="6.351cm" svg:y1="10.2cm" svg:x2="7.851cm" svg:y2="10.2cm">
          <text:p/>
        </draw:line>
        <draw:line draw:style-name="gr9" draw:text-style-name="P4" draw:layer="layout" svg:x1="0.351cm" svg:y1="2cm" svg:x2="0.351cm" svg:y2="10.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4-13T08:55:22.972737851</dc:date>
    <meta:editing-duration>PT9M50S</meta:editing-duration>
    <meta:editing-cycles>4</meta:editing-cycles>
    <meta:generator>LibreOffice/6.1.0.3$MacOSX_X86_64 LibreOffice_project/efb621ed25068d70781dc026f7e9c5187a4decd1</meta:generator>
    <meta:document-statistic meta:object-count="20"/>
  </office:meta>
</office:document-meta>
</file>